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, sans-serif"/>
    <style:font-face style:name="OpenSymbol" svg:font-family="OpenSymbol"/>
    <style:font-face style:name="Tahoma1" svg:font-family="Tahoma"/>
    <style:font-face style:name="apple-system" svg:font-family="apple-system, system-ui, BlinkMacSystemFont, 'Segoe UI', Helvetica, Arial, sans-serif, 'Apple Color Emoji', 'Segoe UI Emoji', 'Segoe UI Symbol'"/>
    <style:font-face style:name="arial" svg:font-family="arial, sans-serif"/>
    <style:font-face style:name="arial1" svg:font-family="arial, x-locale-body, sans-serif"/>
    <style:font-face style:name="inherit" svg:font-family="inherit"/>
    <style:font-face style:name="sans-serif" svg:font-family="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993366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993366" style:text-underline-style="none" fo:font-weight="bold" style:font-weight-asian="bold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apple-system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apple-system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3366" fo:font-weight="bold" style:font-weight-asian="bold" style:font-weight-complex="bold"/>
    </style:style>
    <style:style style:name="T3" style:family="text">
      <style:text-properties fo:color="#993366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T4" style:family="text">
      <style:text-properties fo:color="#993366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color="#993366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993366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7" style:family="text">
      <style:text-properties fo:color="#993366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16" style:family="text">
      <style:text-properties fo:font-variant="normal" fo:text-transform="none" fo:color="#202124" style:font-name="arial" fo:font-size="11pt" fo:letter-spacing="normal" fo:font-style="normal" fo:font-weight="normal" style:font-size-asian="11pt" style:font-size-complex="11pt"/>
    </style:style>
    <style:style style:name="T17" style:family="text">
      <style:text-properties fo:font-variant="normal" fo:text-transform="none" fo:color="#993366" style:font-name="arial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font-variant="normal" fo:text-transform="none" fo:color="#333333" style:font-name="apple-system" fo:font-size="12pt" fo:letter-spacing="normal" fo:font-style="normal" fo:font-weight="normal"/>
    </style:style>
    <style:style style:name="T19" style:family="text">
      <style:text-properties fo:font-variant="normal" fo:text-transform="none" fo:color="#dc1a1a" style:font-name="inherit" fo:font-size="11.25pt" fo:letter-spacing="normal" fo:font-style="normal" fo:font-weight="normal" fo:background-color="#f9f2f4"/>
    </style:style>
    <style:style style:name="T20" style:family="text">
      <style:text-properties fo:font-variant="normal" fo:text-transform="none" fo:color="#212121" style:font-name="arial1" fo:font-size="12pt" fo:letter-spacing="normal" fo:font-style="normal"/>
    </style:style>
    <style:style style:name="T21" style:family="text">
      <style:text-properties fo:font-variant="normal" fo:text-transform="none" fo:color="#212121" style:font-name="arial1" fo:font-size="12pt" fo:letter-spacing="normal" fo:font-style="normal" fo:font-weight="normal"/>
    </style:style>
    <style:style style:name="T22" style:family="text">
      <style:text-properties fo:font-variant="normal" fo:text-transform="none" fo:color="#212121" style:font-name="arial1" fo:font-size="11pt" fo:letter-spacing="normal" fo:font-style="normal" fo:font-weight="normal" style:font-size-asian="11pt" style:font-size-complex="11pt"/>
    </style:style>
    <style:style style:name="T23" style:family="text">
      <style:text-properties fo:font-variant="normal" fo:text-transform="none" fo:color="#212121" style:font-name="arial1" fo:font-size="11pt" fo:letter-spacing="normal" fo:font-style="normal" style:font-size-asian="11pt" style:font-size-complex="11pt"/>
    </style:style>
    <style:style style:name="T24" style:family="text">
      <style:text-properties fo:font-variant="normal" fo:text-transform="none" fo:color="#212121" style:font-name="arial1" fo:letter-spacing="normal" fo:font-style="normal"/>
    </style:style>
    <style:style style:name="T25" style:family="text">
      <style:text-properties fo:font-variant="normal" fo:text-transform="none" fo:color="#212121" style:font-name="arial1" fo:letter-spacing="normal" fo:font-style="normal" fo:font-weight="normal"/>
    </style:style>
    <style:style style:name="T26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27" style:family="text">
      <style:text-properties fo:font-variant="normal" fo:text-transform="none" style:font-name="Montserrat" fo:font-size="11pt" fo:letter-spacing="normal" fo:font-style="normal" fo:font-weight="normal" style:font-size-asian="11pt" style:font-size-complex="11pt"/>
    </style:style>
    <style:style style:name="T28" style:family="text">
      <style:text-properties fo:font-variant="normal" fo:text-transform="none" style:font-name="Montserrat" fo:font-size="12pt" fo:letter-spacing="normal" fo:font-style="normal" fo:font-weight="normal" style:font-size-asian="11pt" style:font-size-complex="11pt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3pt" fo:font-weight="bold" style:font-size-asian="13pt" style:font-weight-asian="bold" style:font-size-complex="13pt" style:font-weight-complex="bold"/>
    </style:style>
    <style:style style:name="T3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ation Orientée Objet:</text:p>
      <text:p text:style-name="P2"><text:span text:style-name="T26">Consiste à utiliser des techniques de programmation pour mettre en œuvre une conception basée sur les objets.</text:span> </text:p>
      <text:p text:style-name="P1"/>
      <text:p text:style-name="P5"><text:span text:style-name="T21">consiste à utiliser des objets pour modéliser les objets du monde réel que l'on souhaite représenter dans nos programmes et/ou de fournir un moyen simple d'accéder à une fonctionnalité qu'il serait difficile d'utiliser autrement.</text:span> </text:p>
      <text:p text:style-name="Standard"/>
      <text:p text:style-name="Standard"><text:span text:style-name="T13">Un </text:span><text:span text:style-name="T3">objet:</text:span><text:span text:style-name="T8"> </text:span><text:span text:style-name="T12">C'e</text:span>st un ensemble de propriétés et une propriété est une association entre un nom (aussi appelé clé) et une valeur.</text:p>
      <text:p text:style-name="Standard"/>
      <text:p text:style-name="P6">Nous pouvons<text:span text:style-name="T2"> créer des objets</text:span> de 4 manières différentes en JavaScript. On va pouvoir :</text:p>
      <text:p text:style-name="P6"/>
      <text:list xml:id="list3633760729142422129" text:style-name="L1">
        <text:list-item>
          <text:p text:style-name="P8"><text:span text:style-name="T18">Utiliser le constructeur </text:span><text:span text:style-name="Source_20_Text"><text:span text:style-name="T19">Object()</text:span></text:span><text:span text:style-name="T18"> ;</text:span></text:p>
        </text:list-item>
        <text:list-item>
          <text:p text:style-name="P7">Utiliser une fonction constructeur personnalisée ;</text:p>
        </text:list-item>
        <text:list-item>
          <text:p text:style-name="P8"><text:span text:style-name="T18">Utiliser la méthode </text:span><text:span text:style-name="Source_20_Text"><text:span text:style-name="T19">create()</text:span></text:span><text:span text:style-name="T18">.</text:span></text:p>
        </text:list-item>
      </text:list>
      <text:p text:style-name="Standard"/>
      <text:p text:style-name="P5"><text:span text:style-name="T22">nous pouvons créer des objets, on parle alors d'</text:span><text:span text:style-name="Strong_20_Emphasis"><text:span text:style-name="T23">instancier des objets</text:span></text:span><text:span text:style-name="T22">, une classe objet a alors </text:span><text:span text:style-name="Strong_20_Emphasis"><text:span text:style-name="T23">une instance</text:span></text:span><text:span text:style-name="T22">. Il s'agit d'objets qui contiennent les données et attributs définis dans une classe.</text:span><text:span text:style-name="T9"> </text:span></text:p>
      <text:p text:style-name="Standard"/>
      <text:p text:style-name="Standard"><text:span text:style-name="T4">Classes:</text:span> <text:span text:style-name="T22">Elle fournit uniquement une syntaxe plus simple pour créer des objets et manipuler l'héritage.</text:span><text:span text:style-name="T9"> </text:span></text:p>
      <text:p text:style-name="Standard"/>
      <text:p text:style-name="P4"><text:span text:style-name="T17">This</text:span><text:span text:style-name="T15"> : </text:span><text:span text:style-name="T16">est utilisé dans le code non-statique d'une classe pour se référer à l'objet courant.</text:span><text:span text:style-name="T9"> </text:span></text:p>
      <text:p text:style-name="P4"><text:span text:style-name="T9">C'est une instance de classe.</text:span></text:p>
      <text:p text:style-name="P3"/>
      <text:p text:style-name="Standard"><text:span text:style-name="T6">Boucles: </text:span><text:span text:style-name="T22">Les boucles permettent de répéter des actions simplement et rapidement.</text:span><text:span text:style-name="T9"> </text:span></text:p>
      <text:p text:style-name="Standard"><text:span text:style-name="T9"/></text:p>
      <text:p text:style-name="Standard"><text:span text:style-name="T7">'i</text:span><text:span text:style-name="T9"> : image index (principale)</text:span></text:p>
      <text:p text:style-name="Standard"><text:span text:style-name="T9"/></text:p>
      <text:p text:style-name="Standard"><text:span text:style-name="T6">Propriété de classe (ou Attribut): </text:span><text:span text:style-name="T27">C’est une variable interne à cette classe que l’on peut définir par défaut et faire évoluer au fur et à mesure de l’exécution de notre code.</text:span><text:span text:style-name="T9"> </text:span></text:p>
      <text:p text:style-name="Standard"/>
      <text:p text:style-name="Standard"><text:span text:style-name="T5">L’héritage:</text:span> Permet d’ajouter des relations et des sous-classes entre les obje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, sans-serif"/>
    <style:font-face style:name="OpenSymbol" svg:font-family="OpenSymbol"/>
    <style:font-face style:name="Tahoma1" svg:font-family="Tahoma"/>
    <style:font-face style:name="apple-system" svg:font-family="apple-system, system-ui, BlinkMacSystemFont, 'Segoe UI', Helvetica, Arial, sans-serif, 'Apple Color Emoji', 'Segoe UI Emoji', 'Segoe UI Symbol'"/>
    <style:font-face style:name="arial" svg:font-family="arial, sans-serif"/>
    <style:font-face style:name="arial1" svg:font-family="arial, x-locale-body, sans-serif"/>
    <style:font-face style:name="inherit" svg:font-family="inherit"/>
    <style:font-face style:name="sans-serif" svg:font-family="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25S</meta:editing-duration>
    <meta:editing-cycles>7</meta:editing-cycles>
    <meta:generator>OpenOffice/4.1.6$Win32 OpenOffice.org_project/416m1$Build-9790</meta:generator>
    <dc:date>2021-05-17T19:17:08.41</dc:date>
    <meta:document-statistic meta:table-count="0" meta:image-count="0" meta:object-count="0" meta:page-count="1" meta:paragraph-count="16" meta:word-count="234" meta:character-count="1485"/>
    <meta:user-defined meta:name="Info 1"/>
    <meta:user-defined meta:name="Info 2"/>
    <meta:user-defined meta:name="Info 3"/>
    <meta:user-defined meta:name="Info 4"/>
  </office:meta>
</office:document-meta>
</file>